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78in"/>
    </style:style>
    <style:style style:name="co4" style:family="table-column">
      <style:table-column-properties fo:break-before="auto" style:column-width="3.048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5.189in"/>
    </style:style>
    <style:style style:name="co13" style:family="table-column">
      <style:table-column-properties fo:break-before="auto" style:column-width="2.152in"/>
    </style:style>
    <style:style style:name="co9" style:family="table-column">
      <style:table-column-properties fo:break-before="auto" style:column-width="1.3102in"/>
    </style:style>
    <style:style style:name="co14" style:family="table-column">
      <style:table-column-properties fo:break-before="auto" style:column-width="2.5453in"/>
    </style:style>
    <style:style style:name="co11" style:family="table-column">
      <style:table-column-properties fo:break-before="auto" style:column-width="2.1626in"/>
    </style:style>
    <style:style style:name="co3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4744in"/>
    </style:style>
    <style:style style:name="co17" style:family="table-column">
      <style:table-column-properties fo:break-before="auto" style:column-width="5.4839in"/>
    </style:style>
    <style:style style:name="co18" style:family="table-column">
      <style:table-column-properties fo:break-before="auto" style:column-width="2.6764in"/>
    </style:style>
    <style:style style:name="co19" style:family="table-column">
      <style:table-column-properties fo:break-before="auto" style:column-width="1.5945in"/>
    </style:style>
    <style:style style:name="co20" style:family="table-column">
      <style:table-column-properties fo:break-before="auto" style:column-width="2.55in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1.15in" fo:break-before="auto" style:use-optimal-row-height="false"/>
    </style:style>
    <style:style style:name="ro4" style:family="table-row">
      <style:table-row-properties style:row-height="0.922in" fo:break-before="auto" style:use-optimal-row-height="false"/>
    </style:style>
    <style:style style:name="ro5" style:family="table-row">
      <style:table-row-properties style:row-height="0.8701in" fo:break-before="auto" style:use-optimal-row-height="false"/>
    </style:style>
    <style:style style:name="ro6" style:family="table-row">
      <style:table-row-properties style:row-height="0.8598in" fo:break-before="auto" style:use-optimal-row-height="false"/>
    </style:style>
    <style:style style:name="ro7" style:family="table-row">
      <style:table-row-properties style:row-height="1.0256in" fo:break-before="auto" style:use-optimal-row-height="false"/>
    </style:style>
    <style:style style:name="ro23" style:family="table-row">
      <style:table-row-properties style:row-height="1.4299in" fo:break-before="auto" style:use-optimal-row-height="false"/>
    </style:style>
    <style:style style:name="ro10" style:family="table-row">
      <style:table-row-properties style:row-height="1.0047in" fo:break-before="auto" style:use-optimal-row-height="false"/>
    </style:style>
    <style:style style:name="ro24" style:family="table-row">
      <style:table-row-properties style:row-height="0.9945in" fo:break-before="auto" style:use-optimal-row-height="false"/>
    </style:style>
    <style:style style:name="ro14" style:family="table-row">
      <style:table-row-properties style:row-height="1.2535in" fo:break-before="auto" style:use-optimal-row-height="false"/>
    </style:style>
    <style:style style:name="ro25" style:family="table-row">
      <style:table-row-properties style:row-height="0.9736in" fo:break-before="auto" style:use-optimal-row-height="false"/>
    </style:style>
    <style:style style:name="ro26" style:family="table-row">
      <style:table-row-properties style:row-height="1.0571in" fo:break-before="auto" style:use-optimal-row-height="false"/>
    </style:style>
    <style:style style:name="ro27" style:family="table-row">
      <style:table-row-properties style:row-height="1.4717in" fo:break-before="auto" style:use-optimal-row-height="false"/>
    </style:style>
    <style:style style:name="ro18" style:family="table-row">
      <style:table-row-properties style:row-height="1.4193in" fo:break-before="auto" style:use-optimal-row-height="false"/>
    </style:style>
    <style:style style:name="ro28" style:family="table-row">
      <style:table-row-properties style:row-height="1.3161in" fo:break-before="auto" style:use-optimal-row-height="false"/>
    </style:style>
    <style:style style:name="ro22" style:family="table-row">
      <style:table-row-properties style:row-height="0.8807in" fo:break-before="auto" style:use-optimal-row-height="false"/>
    </style:style>
    <style:style style:name="ro11" style:family="table-row">
      <style:table-row-properties style:row-height="0.1783in" fo:break-before="auto" style:use-optimal-row-height="true"/>
    </style:style>
    <style:style style:name="ro29" style:family="table-row">
      <style:table-row-properties style:row-height="1.0362in" fo:break-before="auto" style:use-optimal-row-height="false"/>
    </style:style>
    <style:style style:name="ro30" style:family="table-row">
      <style:table-row-properties style:row-height="1.6583in" fo:break-before="auto" style:use-optimal-row-height="false"/>
    </style:style>
    <style:style style:name="ro31" style:family="table-row">
      <style:table-row-properties style:row-height="1.1709in" fo:break-before="auto" style:use-optimal-row-height="false"/>
    </style:style>
    <style:style style:name="ro32" style:family="table-row">
      <style:table-row-properties style:row-height="1.0465in" fo:break-before="auto" style:use-optimal-row-height="false"/>
    </style:style>
    <style:style style:name="ro33" style:family="table-row">
      <style:table-row-properties style:row-height="1.3366in" fo:break-before="auto" style:use-optimal-row-height="false"/>
    </style:style>
    <style:style style:name="ro34" style:family="table-row">
      <style:table-row-properties style:row-height="1.1602in" fo:break-before="auto" style:use-optimal-row-height="false"/>
    </style:style>
    <style:style style:name="ro35" style:family="table-row">
      <style:table-row-properties style:row-height="2.1661in" fo:break-before="auto" style:use-optimal-row-height="false"/>
    </style:style>
    <style:style style:name="ro36" style:family="table-row">
      <style:table-row-properties style:row-height="1.7929in" fo:break-before="auto" style:use-optimal-row-height="false"/>
    </style:style>
    <style:style style:name="ro37" style:family="table-row">
      <style:table-row-properties style:row-height="1.8035in" fo:break-before="auto" style:use-optimal-row-height="false"/>
    </style:style>
    <style:style style:name="ro38" style:family="table-row">
      <style:table-row-properties style:row-height="1.7307in" fo:break-before="auto" style:use-optimal-row-height="false"/>
    </style:style>
    <style:style style:name="ro39" style:family="table-row">
      <style:table-row-properties style:row-height="1.9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fo:color="#000000" style:font-name-complex="Arial1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ext-properties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  <style:text-properties fo:color="#000000" style:font-name="Verdana"/>
    </style:style>
    <style:style style:name="ce26" style:family="table-cell" style:parent-style-name="Default">
      <style:table-cell-properties fo:background-color="#ffffff" fo:border="0.0008in solid #000000"/>
    </style:style>
    <style:style style:name="ce3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d9ead3"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border="0.0008in solid #000000"/>
      <style:paragraph-properties fo:margin-left="0in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ext-properties fo:color="#000000" style:font-name="Verdana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</style:style>
    <style:style style:name="ce40" style:family="table-cell" style:parent-style-name="Default">
      <style:table-cell-properties fo:background-color="#ffffff" fo:border="0.0008in solid #000000"/>
      <style:text-properties fo:color="#ffffff"/>
    </style:style>
    <style:style style:name="ce41" style:family="table-cell" style:parent-style-name="Default">
      <style:table-cell-properties fo:background-color="#ffffff" fo:border="0.0008in solid #000000"/>
      <style:text-properties style:use-window-font-color="true"/>
    </style:style>
    <style:style style:name="ce42" style:family="table-cell" style:parent-style-name="Default">
      <style:table-cell-properties fo:background-color="#ffffff" fo:border="0.0008in solid #000000"/>
      <style:text-properties fo:color="#000000" style:font-name="Verdana"/>
    </style:style>
    <style:style style:name="T1" style:family="text">
      <style:text-properties fo:color="#000000" style:font-name="Verdan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12pt" fo:language="en" fo:country="US" style:font-size-asian="12pt" style:font-size-complex="6.80000019073486pt"/>
    </style:style>
    <style:style style:name="T5" style:family="text">
      <style:text-properties fo:color="#cc6699" style:font-name="Verdana"/>
    </style:style>
    <style:style style:name="T6" style:family="text"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T8" style:family="text">
      <style:text-properties fo:color="#0000cc" style:font-name="Verdana"/>
    </style:style>
  </office:automatic-styles>
  <office:body>
    <office:spreadsheet>
      <table:table table:name="Sheet1" table:style-name="ta1" table:print="false">
        <table:table-column table:style-name="co16" table:default-cell-style-name="Default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column table:style-name="co17" table:default-cell-style-name="ce7"/>
        <table:table-column table:style-name="co18" table:default-cell-style-name="ce17"/>
        <table:table-column table:style-name="co19" table:default-cell-style-name="ce15"/>
        <table:table-column table:style-name="co20" table:default-cell-style-name="ce20"/>
        <table:table-column table:style-name="co11" table:default-cell-style-name="ce26"/>
        <table:table-column table:style-name="co3" table:default-cell-style-name="ce20"/>
        <table:table-row table:style-name="ro2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1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33" office:value-type="string">
            <text:p>BUG ID</text:p>
          </table:table-cell>
        </table:table-row>
        <table:table-row table:style-name="ro3">
          <table:table-cell table:style-name="ce2" office:value-type="string">
            <text:p>Interfata logare</text:p>
          </table:table-cell>
          <table:table-cell table:style-name="ce8" office:value-type="string">
            <text:p>I_Logare cu username valid si parola valida</text:p>
          </table:table-cell>
          <table:table-cell office:value-type="string">
            <text:p>P1</text:p>
          </table:table-cell>
          <table:table-cell table:style-name="ce7"/>
          <table:table-cell table:style-name="ce15" office:value-type="string">
            <text:p><text:span text:style-name="T1">1.Se acceseaza site-ul <text:s/></text:span><text:s text:c="2"/><text:a xlink:href="https://www.saucedemo.com/">https://www.saucedemo.com</text:a></text:p>
            <text:p>2.Se introduce un user name corect </text:p>
            <text:p>3.Se introduce o parola corecta in casuta “Password”</text:p>
            <text:p>4.Apasam butonul “Login”</text:p>
            <text:p>5.Se acceseaza site-ul www.saucedemo.com </text:p>
          </table:table-cell>
          <table:table-cell office:value-type="string">
            <text:p>User: corect / Parola: corecta</text:p>
          </table:table-cell>
          <table:table-cell office:value-type="string">
            <text:p>accesare site</text:p>
          </table:table-cell>
          <table:table-cell/>
          <table:table-cell table:style-name="ce40"/>
          <table:table-cell/>
        </table:table-row>
        <table:table-row table:style-name="ro29">
          <table:table-cell/>
          <table:table-cell table:style-name="ce8" office:value-type="string">
            <text:p>2_Logare cu username valid si <text:s/>parola in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 name corect </text:p>
            <text:p>3.Se introduce o parola incorecta / invalida</text:p>
            <text:p>4.Apasam butonul “Login”</text:p>
            <text:p>5.Nu se acceseaza site-ul si apare o eroare pe ecran</text:p>
          </table:table-cell>
          <table:table-cell office:value-type="string">
            <text:p>User: corect <text:s/>Parola: incorecta / invalida</text:p>
          </table:table-cell>
          <table:table-cell office:value-type="string">
            <text:p>eroare de accesare – Epic sadface : Username and password do not match any user in this service</text:p>
          </table:table-cell>
          <table:table-cell table:number-columns-repeated="3"/>
        </table:table-row>
        <table:table-row table:style-name="ro5">
          <table:table-cell/>
          <table:table-cell table:style-name="ce8" office:value-type="string">
            <text:p><text:span text:style-name="T2">3_Logar</text:span><text:span text:style-name="T3">e cu username lipsa si <text:s/>parola valid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User name lipseste din casuta “Username”</text:p>
            <text:p>3.Se introduce o parola valida / corecta</text:p>
            <text:p>4.Apasam butonul “Login”</text:p>
            <text:p>5.Nu se acceseaza site-ul si apare o eroare pe ecran</text:p>
          </table:table-cell>
          <table:table-cell office:value-type="string">
            <text:p>User : lipseste</text:p>
            <text:p>Parola :corecta / valida</text:p>
          </table:table-cell>
          <table:table-cell office:value-type="string">
            <text:p>eroare de accesare - Epic sadface: Username is required</text:p>
          </table:table-cell>
          <table:table-cell/>
          <table:table-cell table:style-name="ce41"/>
          <table:table-cell/>
        </table:table-row>
        <table:table-row table:style-name="ro6">
          <table:table-cell/>
          <table:table-cell table:style-name="ce8" office:value-type="string">
            <text:p>4 _<text:span text:style-name="T2">Logar</text:span><text:span text:style-name="T3">e cu user valid si <text:s/>parola lips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valid / corect</text:p>
            <text:p>3.Parola este lipsa din casuta “Password”</text:p>
            <text:p>4.Apasam butonul “Login”</text:p>
            <text:p>5.Nu se acceseaza site-ul si apare o eroare pe ecran</text:p>
          </table:table-cell>
          <table:table-cell office:value-type="string">
            <text:p>User : corect / valid</text:p>
            <text:p>Parola : lipseste</text:p>
          </table:table-cell>
          <table:table-cell office:value-type="string">
            <text:p>eroare de accesare – Epic sadface: Password is required</text:p>
          </table:table-cell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>
            <text:p>5 _Logare cu username invalid si parola 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invalid / corect</text:p>
            <text:p>3.Parola este valida / corecta</text:p>
            <text:p>4.Apasam butonul “Login”</text:p>
            <text:p>5.Nu se acceseaza site-ul si apare o eroare pe ecran</text:p>
          </table:table-cell>
          <table:table-cell office:value-type="string">
            <text:p>User : invalid / incorect</text:p>
            <text:p>Parola : corecta / valida</text:p>
          </table:table-cell>
          <table:table-cell office:value-type="string">
            <text:p>eroare de accesare <text:s/>- Epic sadface: Username and password do not match any user in this service</text:p>
          </table:table-cell>
          <table:table-cell table:style-name="ce22"/>
          <table:table-cell table:number-columns-repeated="2"/>
        </table:table-row>
        <table:table-row table:style-name="ro30">
          <table:table-cell table:style-name="ce3" office:value-type="string">
            <text:p>Pagina principala</text:p>
          </table:table-cell>
          <table:table-cell office:value-type="string">
            <text:p>6_Nu se adauga nici un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2.Se introduce user name corect</text:p>
            <text:p>3.Se introduce parola corecta si apasam pe “Login”</text:p>
            <text:p>4.Nu se selecteaza nici un produs</text:p>
            <text:p>5.NU se adauga in cos</text:p>
            <text:p>6.Apasam pe cosul de cumparaturi aflat in partea din dreapta sus. </text:p>
            <text:p>7.Cosul de cumparaturi este gol</text:p>
            <text:p/>
          </table:table-cell>
          <table:table-cell office:value-type="string">
            <text:p>1 “Username si parola corecte ”</text:p>
            <text:p>2 “Login”</text:p>
            <text:p>3 ”Nu selectam nici un produs”</text:p>
          </table:table-cell>
          <table:table-cell office:value-type="string">
            <text:p>cos gol – produs neadaugat</text:p>
          </table:table-cell>
          <table:table-cell table:style-name="ce22"/>
          <table:table-cell table:number-columns-repeated="2"/>
        </table:table-row>
        <table:table-row table:style-name="ro31">
          <table:table-cell table:style-name="ce4"/>
          <table:table-cell table:style-name="ce10" office:value-type="string">
            <text:p>7_ <text:s/>Adaugarea unui produs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</text:span></text:p>
            <text:p>2.Se introduce user name = corect</text:p>
            <text:p>3.Se introduce parola = corecta si apasam pe “Login”</text:p>
            <text:p>4.Se adauga produsul in cos apasand butonul “Add to cart” <text:s/></text:p>
            <text:p>5.Produs adaugat in cos</text:p>
          </table:table-cell>
          <table:table-cell office:value-type="string">
            <text:p>1 “Username si parola bune ”</text:p>
            <text:p>2 “Login”</text:p>
            <text:p>3 ”Add to cart” - produs adaugat in cos</text:p>
          </table:table-cell>
          <table:table-cell office:value-type="string">
            <text:p>se adauga un produs in cos</text:p>
          </table:table-cell>
          <table:table-cell table:style-name="ce23"/>
          <table:table-cell table:number-columns-repeated="2"/>
        </table:table-row>
        <table:table-row table:style-name="ro10">
          <table:table-cell table:style-name="ce4"/>
          <table:table-cell table:style-name="ce10" office:value-type="string">
            <text:p>8_ Adaugam 6 produse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e user name = corect</text:span></text:p>
            <text:p><text:span text:style-name="T1">3.Se introduce parola = corecta si </text:span><text:span text:style-name="T1">apasam pe “Login”</text:span></text:p>
            <text:p><text:span text:style-name="T1">4.Se apasa pentru toate produsele pe </text:span><text:span text:style-name="T1">“Add to cart”</text:span></text:p>
            <text:p><text:span text:style-name="T1">5.Pe caruciorul din partea dreapta apare </text:span><text:span text:style-name="T1">cifra 6 </text:span></text:p>
            <text:p/>
          </table:table-cell>
          <table:table-cell office:value-type="string">
            <text:p>1 “Username si parola bune ”</text:p>
            <text:p>2 “Login”</text:p>
            <text:p>3”Add to cart” x 6 produse</text:p>
          </table:table-cell>
          <table:table-cell office:value-type="string">
            <text:p>se adauga 6 produse in cos</text:p>
          </table:table-cell>
          <table:table-cell table:style-name="ce23"/>
          <table:table-cell table:number-columns-repeated="2"/>
        </table:table-row>
        <table:table-row table:style-name="ro32">
          <table:table-cell/>
          <table:table-cell table:style-name="Default" office:value-type="string">
            <text:p>9_ Filtrare este des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lege sortare dupa nume </text:span><text:span text:style-name="T1">descrescator, de la Z la A, </text:span></text:p>
            <text:p><text:span text:style-name="T1">apasand butonul de sus din partea </text:span><text:span text:style-name="T1">dreapta “Name Z to A” <text:s/></text:span></text:p>
            <text:p><text:span text:style-name="T1">4.Sortare realizata</text:span></text:p>
          </table:table-cell>
          <table:table-cell office:value-type="string">
            <text:p>1 “Username si parola bune ”</text:p>
            <text:p>2 “Login”</text:p>
            <text:p>3 Sortare dupa nume descrescator </text:p>
            <text:p>"Name Z to A"</text:p>
          </table:table-cell>
          <table:table-cell office:value-type="string">
            <text:p>“Name Z to A”</text:p>
          </table:table-cell>
          <table:table-cell table:style-name="ce39"/>
          <table:table-cell table:number-columns-repeated="2"/>
        </table:table-row>
        <table:table-row table:style-name="ro29">
          <table:table-cell/>
          <table:table-cell table:style-name="Default" office:value-type="string">
            <text:p>10_Filtrare este 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lege sortare dupa nume crescator, </text:span><text:span text:style-name="T1">de la A la Z, </text:span></text:p>
            <text:p><text:span text:style-name="T1">apasand butonul de sus din partea </text:span><text:span text:style-name="T1">dreapta “Name A to Z” <text:s/></text:span></text:p>
            <text:p><text:span text:style-name="T1">4.Sortare realizata</text:span></text:p>
          </table:table-cell>
          <table:table-cell office:value-type="string">
            <text:p>1 “Username si parola bune ”</text:p>
            <text:p>2 “Login”</text:p>
            <text:p>3 Sortare dupa nume crescator </text:p>
            <text:p>"Name A to Z"</text:p>
          </table:table-cell>
          <table:table-cell table:style-name="ce17" office:value-type="string">
            <text:p>“Name A to Z”</text:p>
          </table:table-cell>
          <table:table-cell table:number-columns-repeated="3"/>
        </table:table-row>
        <table:table-row table:style-name="ro32">
          <table:table-cell/>
          <table:table-cell table:style-name="Default" office:value-type="string">
            <text:p>11_ Filtrare dupa pret 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/></text:p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lege sortare dupa pret crescator, </text:span><text:span text:style-name="T1">de la low la high,</text:span></text:p>
            <text:p><text:span text:style-name="T1"><text:s/></text:span><text:span text:style-name="T1">apasand butonul de sus din partea </text:span><text:span text:style-name="T1">dreapta “Price(low to high)” <text:s/></text:span></text:p>
            <text:p><text:span text:style-name="T1">4.Sortare realizata - de la cel mai ieftin </text:span><text:span text:style-name="T1">la cel mai scump produs</text:span></text:p>
          </table:table-cell>
          <table:table-cell office:value-type="string">
            <text:p>1 “Username si parola bune ” </text:p>
            <text:p>2 “Login”</text:p>
            <text:p>3 Sortare dupa pret : mic spre mare</text:p>
            <text:p>"Price (low to high)</text:p>
          </table:table-cell>
          <table:table-cell table:style-name="ce17" office:value-type="string">
            <text:p>“Price (low to high)”</text:p>
          </table:table-cell>
          <table:table-cell table:style-name="ce25"/>
          <table:table-cell table:number-columns-repeated="2"/>
        </table:table-row>
        <table:table-row table:style-name="ro14">
          <table:table-cell/>
          <table:table-cell table:style-name="Default" office:value-type="string">
            <text:p>12_ Filtrare dupa pret des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lege sortare dupa pret </text:span><text:span text:style-name="T1">descrescator, de la high la low,</text:span></text:p>
            <text:p><text:span text:style-name="T1"><text:s/></text:span><text:span text:style-name="T1">apasand butonul de sus din partea </text:span><text:span text:style-name="T1">dreapta “Price(high to low)” <text:s/></text:span></text:p>
            <text:p><text:span text:style-name="T1">4.Sortare realizata - de la cel mai scump </text:span><text:span text:style-name="T1">la cel mai ieftin produs</text:span></text:p>
          </table:table-cell>
          <table:table-cell office:value-type="string">
            <text:p>1 “Username si parola bune ”</text:p>
            <text:p>2 “Login”</text:p>
            <text:p>3 Sortare dupa pret :mare spre mic</text:p>
            <text:p>"Price (high to low)</text:p>
          </table:table-cell>
          <table:table-cell table:style-name="ce17" office:value-type="string">
            <text:p>“Price (high to low)”</text:p>
          </table:table-cell>
          <table:table-cell table:number-columns-repeated="3"/>
        </table:table-row>
        <table:table-row table:style-name="ro33">
          <table:table-cell table:style-name="ce5" office:value-type="string">
            <text:p>Cosul de cumparaturi</text:p>
          </table:table-cell>
          <table:table-cell office:value-type="string">
            <text:p>13_ Vizualizare cos cumparaturi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pe icoana din dreapta sus : </text:span><text:span text:style-name="T1">“carucior de cumparaturi”</text:span></text:p>
            <text:p><text:span text:style-name="T1">4.Se observa ce si cate cumparaturi se </text:span><text:span text:style-name="T1">doresc a fi efectuate</text:span></text:p>
            <text:p><text:span text:style-name="T1">5.Se verifica daca produsele selectate </text:span><text:span text:style-name="T1">pentru a fi cumparate, sunt</text:span></text:p>
            <text:p><text:span text:style-name="T1">si in cosul de cumparaturi</text:span></text:p>
          </table:table-cell>
          <table:table-cell office:value-type="string">
            <text:p/>
            <text:p>1 “Username si parola bune ”</text:p>
            <text:p>2 “Login”</text:p>
            <text:p>3 Se apasa pe carucior pentru a vizualiza </text:p>
            <text:p>cumparaturile ce se doresc a se face</text:p>
          </table:table-cell>
          <table:table-cell office:value-type="string">
            <text:p>Vizualizarea cumparaturilor</text:p>
          </table:table-cell>
          <table:table-cell table:style-name="ce22"/>
          <table:table-cell table:number-columns-repeated="2"/>
        </table:table-row>
        <table:table-row table:style-name="ro34">
          <table:table-cell/>
          <table:table-cell table:style-name="Default" office:value-type="string">
            <text:p>14_ Scoaterea din cos al unui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/></text:span><text:span text:style-name="T1">https://www.saucedemo.com</text:span></text:p>
            <text:p><text:span text:style-name="T1">2.Se introduc user name si psw corecte.</text:span></text:p>
            <text:p><text:span text:style-name="T1">3.Se alege un produs si adauga in cos </text:span><text:span text:style-name="T1">apasand pe butonul <text:s/>“Add to cart”</text:span></text:p>
            <text:p><text:span text:style-name="T1">4.Pentru al scoate din cos, se apasa </text:span><text:span text:style-name="T1">butonul “Remove” aflat langa </text:span></text:p>
            <text:p><text:span text:style-name="T1">pretul produsului</text:span></text:p>
          </table:table-cell>
          <table:table-cell office:value-type="string">
            <text:p/>
            <text:p>1 “Username si parola bune ”</text:p>
            <text:p>2 “Login”</text:p>
            <text:p>3 ”Add to cart” 1 produs</text:p>
            <text:p>4 "Remove" - se scoate produsul din carucior </text:p>
          </table:table-cell>
          <table:table-cell office:value-type="string">
            <text:p>Produsul e scos din cos</text:p>
          </table:table-cell>
          <table:table-cell table:number-columns-repeated="3"/>
        </table:table-row>
        <table:table-row table:style-name="ro14">
          <table:table-cell/>
          <table:table-cell office:value-type="string">
            <text:p>15_ Adaugare 2 produse in caruciorul de cumparaturi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pe icoana “Add to cart” </text:span><text:span text:style-name="T1">pentru fiecare produs ce </text:span></text:p>
            <text:p><text:span text:style-name="T1">se doreste a fi cumparat</text:span></text:p>
            <text:p><text:span text:style-name="T1">4.Se selecteaza cosul de cumparaturi </text:span><text:span text:style-name="T1">pentru a vizualize cele </text:span></text:p>
            <text:p><text:span text:style-name="T1">doua produse</text:span></text:p>
          </table:table-cell>
          <table:table-cell office:value-type="string">
            <text:p>1 “Username si parola bune ”</text:p>
            <text:p>2 “Login”</text:p>
            <text:p>3 ”Add to cart” pentru doua produse diferite</text:p>
            <text:p>4 Se vizualizeaza cosul de cumparaturi pentru</text:p>
            <text:p>a confirma ca sunt doua produse in el.</text:p>
          </table:table-cell>
          <table:table-cell office:value-type="string">
            <text:p>Cele doua produse sunt adaugate in cosul de cumparaturi.</text:p>
          </table:table-cell>
          <table:table-cell table:number-columns-repeated="3"/>
        </table:table-row>
        <table:table-row table:style-name="ro35">
          <table:table-cell table:style-name="ce6" office:value-type="string">
            <text:p>Check out</text:p>
          </table:table-cell>
          <table:table-cell office:value-type="string">
            <text:p>16_ Realizarea operatiunii de check out cu 3 produse cumparate</text:p>
          </table:table-cell>
          <table:table-cell office:value-type="string">
            <text:p>P1</text:p>
          </table:table-cell>
          <table:table-cell table:style-name="ce14"/>
          <table:table-cell table:style-name="ce16" office:value-type="string">
            <text:p><text:span text:style-name="T1"/></text:p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icoana “Add to cart” aflata in </text:span><text:span text:style-name="T1">dreptul produsului.</text:span></text:p>
            <text:p><text:span text:style-name="T1">Pentru a adauga 3 produse diferite, </text:span><text:span text:style-name="T1">apasam pentru fiecare produs </text:span></text:p>
            <text:p><text:span text:style-name="T1">"Add to cart"</text:span></text:p>
            <text:p><text:span text:style-name="T1">4.Se selecteaza cosul de cumparturi, iar </text:span><text:span text:style-name="T1">pentru a finaliza </text:span></text:p>
            <text:p><text:span text:style-name="T1">cumparatura se apasa pe "Check out"</text:span></text:p>
            <text:p><text:span text:style-name="T1">5.Se completeaza casutele cu nume, </text:span><text:span text:style-name="T1">prenume si codul postal</text:span></text:p>
            <text:p><text:span text:style-name="T1">6.Se apasa pe “Continue” <text:s text:c="2"/></text:span></text:p>
            <text:p><text:span text:style-name="T1">7.Se finalizeaza cumparaturile apasand </text:span><text:span text:style-name="T1">pe “Finish"</text:span></text:p>
          </table:table-cell>
          <table:table-cell table:style-name="ce18" office:value-type="string">
            <text:p><text:span text:style-name="T6"/></text:p>
            <text:p><text:span text:style-name="T6">1 “Username si parola bune ”</text:span></text:p>
            <text:p><text:span text:style-name="T6">2 “Login”</text:span></text:p>
            <text:p><text:span text:style-name="T6">3 ”Add to cart” pentru 3 produse diferite</text:span></text:p>
            <text:p><text:span text:style-name="T6">4 Se vizualizeaza cosul de cumparaturi - se </text:span><text:span text:style-name="T6">apasa </text:span></text:p>
            <text:p><text:span text:style-name="T6">pe "Check out"</text:span></text:p>
            <text:p><text:span text:style-name="T6">5 Se valideaza cumparatorul si se apasa pe </text:span><text:span text:style-name="T6">"Continue"</text:span></text:p>
            <text:p><text:span text:style-name="T6">6 Se valideaza preznta celor 3 produse </text:span><text:span text:style-name="T6">apasand</text:span></text:p>
            <text:p><text:span text:style-name="T6">pe "Finish"</text:span></text:p>
          </table:table-cell>
          <table:table-cell table:style-name="ce38" office:value-type="string">
            <text:p>Iesirea din cosul de cumparaturi realizata</text:p>
          </table:table-cell>
          <table:table-cell table:style-name="ce25"/>
          <table:table-cell table:style-name="ce42"/>
          <table:table-cell/>
        </table:table-row>
        <table:table-row table:style-name="ro36">
          <table:table-cell table:style-name="ce6"/>
          <table:table-cell office:value-type="string">
            <text:p>17_Realizarea operatiunii de check out cu 1 produs cumparat – prenume cumparator lipsa</text:p>
          </table:table-cell>
          <table:table-cell/>
          <table:table-cell table:style-name="ce14"/>
          <table:table-cell table:style-name="ce16" office:value-type="string">
            <text:p><text:span text:style-name="T1"/></text:p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icoana “Add to cart” pentru </text:span><text:span text:style-name="T1">a adauga 1 produs</text:span></text:p>
            <text:p><text:span text:style-name="T1">4.Se selecteaza cosul de cumparturi</text:span></text:p>
            <text:p><text:span text:style-name="T1">5.Pentru a finaliza cumparatura se </text:span><text:span text:style-name="T1">apasa pe “Checkout”</text:span></text:p>
            <text:p><text:span text:style-name="T1">6.Se completeaza doar casutele cu </text:span><text:span text:style-name="T1">nume si codul postal </text:span><text:s/></text:p>
          </table:table-cell>
          <table:table-cell table:style-name="ce18" office:value-type="string">
            <text:p><text:span text:style-name="T6">1 “Username si parola bune ”</text:span></text:p>
            <text:p><text:span text:style-name="T6">2 “Login”</text:span></text:p>
            <text:p><text:span text:style-name="T6">3.Adaugam un produs in cos , apasand pe </text:span><text:span text:style-name="T6">Add cart si pt a </text:span></text:p>
            <text:p><text:span text:style-name="T6">finaliza apasam pe “Checkout”</text:span></text:p>
            <text:p><text:span text:style-name="T6">4.Se valideaza cumparatorul ( doar nume, si </text:span><text:span text:style-name="T6">cod postal)</text:span></text:p>
            <text:p><text:span text:style-name="T6">5. Se apasa pe “Continue”</text:span></text:p>
            <text:p><text:span text:style-name="T6">6.Operatiunea este blocata / Apare o eroare</text:span></text:p>
          </table:table-cell>
          <table:table-cell office:value-type="string">
            <text:p>Eroare prenume lipsa : Error:First Name is required – nu se pot continua pasii de urmat</text:p>
          </table:table-cell>
          <table:table-cell table:number-columns-repeated="3"/>
        </table:table-row>
        <table:table-row table:style-name="ro37">
          <table:table-cell table:style-name="ce6"/>
          <table:table-cell office:value-type="string">
            <text:p>18_Realizarea operatiunii de check out cu un produs cumparat – nume cumparator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</text:span></text:p>
            <text:p><text:span text:style-name="T1">3.Se apasa icoana “Add to cart” pentru </text:span><text:span text:style-name="T1">a adauga 1 produs</text:span></text:p>
            <text:p><text:span text:style-name="T1">4.Se selecteaza cosul de cumparturi</text:span></text:p>
            <text:p><text:span text:style-name="T1">5.Pentru a finaliza cumparatura se </text:span><text:span text:style-name="T1">apasa pe “Checkout”</text:span></text:p>
            <text:p><text:span text:style-name="T1">6.Se completeaza doar casutele cu </text:span><text:span text:style-name="T1">prenumele si codul postal </text:span></text:p>
            <text:p><text:span text:style-name="T1">7.Se apasa pe Login si primim o eroare</text:span></text:p>
          </table:table-cell>
          <table:table-cell table:style-name="ce18" office:value-type="string">
            <text:p><text:span text:style-name="T6">1 “Username si parola bune ”</text:span></text:p>
            <text:p><text:span text:style-name="T6">2 “Login”</text:span></text:p>
            <text:p><text:span text:style-name="T6">3.Adaugam produse in cos "Add cart" si pt a </text:span><text:span text:style-name="T6">finaliza </text:span></text:p>
            <text:p><text:span text:style-name="T6">apasam pe “Checkout”</text:span></text:p>
            <text:p><text:span text:style-name="T6">4.Se valideaza cumparatorul (avem doar </text:span><text:span text:style-name="T6">prenume si cod postal)</text:span></text:p>
            <text:p><text:span text:style-name="T6">5. Se apasa pe “Continue”</text:span></text:p>
            <text:p><text:span text:style-name="T6">6.Operatiunea este blocata / Apare o eroare</text:span></text:p>
          </table:table-cell>
          <table:table-cell office:value-type="string">
            <text:p>Eroare nume lipsa : Error: Last name is required – nu s pot continua pasii de urmat</text:p>
          </table:table-cell>
          <table:table-cell table:number-columns-repeated="3"/>
        </table:table-row>
        <table:table-row table:style-name="ro38">
          <table:table-cell table:style-name="ce6"/>
          <table:table-cell office:value-type="string">
            <text:p>19_Realizarea operatiunii de check out cu un produs cumparat – cod postal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icoana “Add to cart” aflata in </text:span><text:span text:style-name="T1">dreptul produsului.</text:span></text:p>
            <text:p><text:span text:style-name="T1">4.Se selecteaza cosul de cumparturi, iar </text:span><text:span text:style-name="T1">pentru a finaliza </text:span></text:p>
            <text:p><text:span text:style-name="T1">cumparatura se apasa pe "Check out"</text:span></text:p>
            <text:p><text:span text:style-name="T1">5.Se completeaza casutele cu nume, </text:span><text:span text:style-name="T1">prenume. Codul postal lipseste</text:span></text:p>
            <text:p><text:span text:style-name="T1">6.Se apasa pe “Continue” <text:s text:c="2"/></text:span></text:p>
            <text:p><text:span text:style-name="T1">7.Se finalizeaza cumparaturile apasand </text:span><text:span text:style-name="T1">pe “Finish"</text:span> </text:p>
          </table:table-cell>
          <table:table-cell table:style-name="ce18" office:value-type="string">
            <text:p><text:span text:style-name="T6">1 “Username si parola bune ”</text:span></text:p>
            <text:p><text:span text:style-name="T6">2 “Login”</text:span></text:p>
            <text:p><text:span text:style-name="T6">3.Adaugam un produs in cos apasand pe </text:span><text:span text:style-name="T6">"Add cart" <text:s/></text:span></text:p>
            <text:p><text:span text:style-name="T6">si pt a finaliza apasam pe “Checkout”</text:span></text:p>
            <text:p><text:span text:style-name="T6">4.Se valideaza cumparatorul ( lipseste codul </text:span><text:span text:style-name="T6">postal)</text:span></text:p>
            <text:p><text:span text:style-name="T6">5.Se apasa pe “Continue”</text:span></text:p>
            <text:p><text:span text:style-name="T6">6.Operatiunea este blocata / Apare o eroare</text:span></text:p>
          </table:table-cell>
          <table:table-cell office:value-type="string">
            <text:p>Eroare cod postal lipsa : Error: Postal code is required – nu se pot continua pasii de urmat</text:p>
          </table:table-cell>
          <table:table-cell table:number-columns-repeated="3"/>
        </table:table-row>
        <table:table-row table:style-name="ro39">
          <table:table-cell table:style-name="ce6"/>
          <table:table-cell office:value-type="string">
            <text:p>20_ Realizarea operatiunii de check out cu un produs cumparat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/></text:p>
            <text:p><text:span text:style-name="T1"/></text:p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icoana “Add to cart” aflata in </text:span><text:span text:style-name="T1">dreptul produsului.</text:span></text:p>
            <text:p><text:span text:style-name="T1">4.Se selecteaza cosul de cumparturi, iar </text:span><text:span text:style-name="T1">pentru a finaliza </text:span></text:p>
            <text:p><text:span text:style-name="T1">cumparatura se apasa pe "Check out"</text:span></text:p>
            <text:p><text:span text:style-name="T1">5.Se completeaza casutele cu nume, </text:span><text:span text:style-name="T1">prenume si codul postal</text:span></text:p>
            <text:p><text:span text:style-name="T1">6.Se apasa pe “Continue” <text:s text:c="2"/></text:span></text:p>
            <text:p><text:span text:style-name="T1">7.Se finalizeaza cumparaturile apasand </text:span><text:span text:style-name="T1">pe “Finish"</text:span></text:p>
          </table:table-cell>
          <table:table-cell table:style-name="ce18" office:value-type="string">
            <text:p><text:span text:style-name="T6">1 “Username si parola bune ”</text:span></text:p>
            <text:p><text:span text:style-name="T6">2 “Login”</text:span></text:p>
            <text:p><text:span text:style-name="T6">3 ”Add to cart” pentru 1 produs </text:span></text:p>
            <text:p><text:span text:style-name="T6">4 Se vizualizeaza cosul de cumparaturi - se </text:span><text:span text:style-name="T6">apasa </text:span></text:p>
            <text:p><text:span text:style-name="T6">pe "Check out"</text:span></text:p>
            <text:p><text:span text:style-name="T6">5 Se valideaza cumparatorul si se apasa pe </text:span><text:span text:style-name="T6">"Continue"</text:span></text:p>
            <text:p><text:span text:style-name="T6">6 Se valideaza prezenta produsului in cos <text:s/></text:span><text:span text:style-name="T6">apasand</text:span></text:p>
            <text:p><text:span text:style-name="T6">pe "Finish"</text:span></text:p>
          </table:table-cell>
          <table:table-cell office:value-type="string">
            <text:p>Se iese din cosul de cumparaturi dupa finalizarea cumparaturilor</text:p>
          </table:table-cell>
          <table:table-cell table:style-name="ce26"/>
          <table:table-cell table:number-columns-repeated="2"/>
        </table:table-row>
        <table:table-row table:style-name="ro22">
          <table:table-cell table:style-name="ce7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</text:span><text:span text:style-name="T1">descrescator, de la A la Z, apasand </text:span><text:span text:style-name="T1">butonul de sus din partea dreapta </text:span><text:span text:style-name="T1">“Name A to Z” <text:s/></text:span></text:p>
            <text:p><text:span text:style-name="T1">3.Sortare realizata</text:span></text:p>
            <text:p><text:span text:style-name="T1">4.</text:span></text:p>
            <text:p><text:span text:style-name="T1">5. <text:s text:c="2"/></text:span></text:p>
            <text:p><text:span text:style-name="T1">6. </text:span></text:p>
            <text:p><text:span text:style-name="T1">7. </text:span></text:p>
            <text:p><text:span text:style-name="T1">8.</text:span></text:p>
          </table:table-cell>
          <table:table-cell table:style-name="ce7"/>
          <table:table-cell table:style-name="Default"/>
          <table:table-cell table:number-columns-repeated="2"/>
          <table:table-cell table:style-name="ce14"/>
          <table:table-cell table:style-name="Default"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column table:style-name="co12" table:default-cell-style-name="ce7"/>
        <table:table-column table:style-name="co13" table:default-cell-style-name="ce17"/>
        <table:table-column table:style-name="co9" table:default-cell-style-name="ce15"/>
        <table:table-column table:style-name="co14" table:default-cell-style-name="ce20"/>
        <table:table-column table:style-name="co11" table:default-cell-style-name="ce20"/>
        <table:table-column table:style-name="co3" table:default-cell-style-name="ce20"/>
        <table:table-row table:style-name="ro2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1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33" office:value-type="string">
            <text:p>BUG ID</text:p>
          </table:table-cell>
        </table:table-row>
        <table:table-row table:style-name="ro3">
          <table:table-cell table:style-name="ce2" office:value-type="string">
            <text:p>Interfata logare</text:p>
          </table:table-cell>
          <table:table-cell table:style-name="ce8" office:value-type="string">
            <text:p>I_Logare cu username valid si parola valida</text:p>
          </table:table-cell>
          <table:table-cell office:value-type="string">
            <text:p>P1</text:p>
          </table:table-cell>
          <table:table-cell table:style-name="ce7"/>
          <table:table-cell table:style-name="ce15" office:value-type="string">
            <text:p><text:span text:style-name="T1">1.Se acceseaza site-ul <text:s/></text:span><text:s text:c="2"/><text:a xlink:href="https://www.saucedemo.com/">https://www.saucedemo.com</text:a></text:p>
            <text:p>2.Se introduce un user name corect</text:p>
            <text:p>3.Se introduce o parola corecta in casuta “Password”</text:p>
            <text:p>4.Apasam butonul “Login”</text:p>
            <text:p>5.Se acceseaza site-ul www.saucedmo.com </text:p>
          </table:table-cell>
          <table:table-cell office:value-type="string">
            <text:p>User: standard_user <text:s/>Parola: secret_sauce</text:p>
          </table:table-cell>
          <table:table-cell office:value-type="string">
            <text:p>accesare site</text:p>
          </table:table-cell>
          <table:table-cell office:value-type="string">
            <text:p>logged in</text:p>
          </table:table-cell>
          <table:table-cell table:style-name="ce26"/>
          <table:table-cell/>
        </table:table-row>
        <table:table-row table:style-name="ro4">
          <table:table-cell office:value-type="string">
            <text:p>Se foloseste ca user : “standard user” </text:p>
          </table:table-cell>
          <table:table-cell table:style-name="ce8" office:value-type="string">
            <text:p>2_Logare cu username valid si <text:s/>parola in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 name corect</text:p>
            <text:p>3.Se introduce o parola incorecta</text:p>
            <text:p>4.Apasam butonul “Login”</text:p>
            <text:p>5.Nu se acceseaza site-ul si apare o eroare pe ecran</text:p>
          </table:table-cell>
          <table:table-cell office:value-type="string">
            <text:p>User: standard_user <text:s/>Parola: sauce</text:p>
          </table:table-cell>
          <table:table-cell office:value-type="string">
            <text:p>accesare site</text:p>
          </table:table-cell>
          <table:table-cell office:value-type="string">
            <text:p>Epic sadface: Username and password do not match any user in this service</text:p>
          </table:table-cell>
          <table:table-cell table:style-name="ce26"/>
          <table:table-cell/>
        </table:table-row>
        <table:table-row table:style-name="ro5">
          <table:table-cell/>
          <table:table-cell table:style-name="ce8" office:value-type="string">
            <text:p><text:span text:style-name="T2">3_Logar</text:span><text:span text:style-name="T3">e cu username lipsa si <text:s/>parola valid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User name lipseste din casuta “Username”</text:p>
            <text:p>3.Se introduce o parola corecta</text:p>
            <text:p>4.Apasam butonul “Login”</text:p>
            <text:p>5.Nu se acceseaza site-ul si apare o eroare pe ecran</text:p>
          </table:table-cell>
          <table:table-cell office:value-type="string">
            <text:p>User : lipseste</text:p>
            <text:p>Parola :secret_sauce</text:p>
          </table:table-cell>
          <table:table-cell office:value-type="string">
            <text:p>accesare site</text:p>
          </table:table-cell>
          <table:table-cell office:value-type="string">
            <text:p>Epic sadface: Username is required</text:p>
          </table:table-cell>
          <table:table-cell table:style-name="ce26"/>
          <table:table-cell/>
        </table:table-row>
        <table:table-row table:style-name="ro6">
          <table:table-cell/>
          <table:table-cell table:style-name="ce8" office:value-type="string">
            <text:p>4 _<text:span text:style-name="T2">Logar</text:span><text:span text:style-name="T3">e cu user valid si <text:s/>parola lips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corect</text:p>
            <text:p>3.Parola este lipsa din casuta “Password”</text:p>
            <text:p>4.Apasam butonul “Login”</text:p>
            <text:p>5.Nu se acceseaza site-ul si apare o eroare pe ecran</text:p>
          </table:table-cell>
          <table:table-cell office:value-type="string">
            <text:p>User : standard user</text:p>
            <text:p>Parola : lipseste</text:p>
          </table:table-cell>
          <table:table-cell office:value-type="string">
            <text:p>accesare site</text:p>
          </table:table-cell>
          <table:table-cell table:style-name="ce21" office:value-type="string">
            <text:p>Epic sadface: Password is required</text:p>
          </table:table-cell>
          <table:table-cell table:style-name="ce26"/>
          <table:table-cell/>
        </table:table-row>
        <table:table-row table:style-name="ro7">
          <table:table-cell/>
          <table:table-cell office:value-type="string">
            <text:p>5 _Logare cu username invalid si parola 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invalid</text:p>
            <text:p>3.Parola este valida</text:p>
            <text:p>4.Apasam butonul “Login”</text:p>
            <text:p>5.Nu se acceseaza site-ul si apare o eroare pe ecran</text:p>
          </table:table-cell>
          <table:table-cell office:value-type="string">
            <text:p>User : invalid </text:p>
            <text:p>Parola : secret_sauce</text:p>
          </table:table-cell>
          <table:table-cell office:value-type="string">
            <text:p>accesare site</text:p>
          </table:table-cell>
          <table:table-cell table:style-name="ce22" office:value-type="string">
            <text:p>Epic sadface: Username and password do not match any user in this service</text:p>
          </table:table-cell>
          <table:table-cell table:style-name="ce26"/>
          <table:table-cell/>
        </table:table-row>
        <table:table-row table:style-name="ro23">
          <table:table-cell table:style-name="ce3" office:value-type="string">
            <text:p>Pagina principala</text:p>
          </table:table-cell>
          <table:table-cell office:value-type="string">
            <text:p>6_Nu se adauga nici un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Nu se selecteaza nici un produs</text:p>
            <text:p>5.NU se adauga in cos</text:p>
            <text:p>6.Apasam pe cosul de cumparaturi aflat in partea din dreapta sus. </text:p>
            <text:p>7.</text:p>
            <text:p/>
          </table:table-cell>
          <table:table-cell office:value-type="string">
            <text:p>Cos de cumparaturi gol <text:s/>/ produs neadaugat in cos.</text:p>
          </table:table-cell>
          <table:table-cell office:value-type="string">
            <text:p>produs neadaugat in cos</text:p>
          </table:table-cell>
          <table:table-cell table:style-name="ce22" office:value-type="string">
            <text:p>cos gol – produs neadaugat</text:p>
          </table:table-cell>
          <table:table-cell table:number-columns-repeated="2"/>
        </table:table-row>
        <table:table-row table:style-name="ro10">
          <table:table-cell table:style-name="ce4"/>
          <table:table-cell table:style-name="ce10" office:value-type="string">
            <text:p>7_ <text:s/>Adaugarea unui produs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Selectam un produs </text:p>
            <text:p>5.Se adauga in cos apasand butonul “Add to cart” <text:s/></text:p>
            <text:p>6.Apasam pe cosul de cumparaturi aflat in partea din dreapta sus. 7.Produs adaugat in cos</text:p>
            <text:p>7.Produs adaugat in cos</text:p>
          </table:table-cell>
          <table:table-cell office:value-type="string">
            <text:p>1 “Username si parola bune ”</text:p>
            <text:p>2 “Login”</text:p>
            <text:p>3”Add to cart”</text:p>
          </table:table-cell>
          <table:table-cell office:value-type="string">
            <text:p>se adauga un produs in cos</text:p>
          </table:table-cell>
          <table:table-cell table:style-name="ce23" office:value-type="string">
            <text:p><text:s/>un produs adaugat in cos</text:p>
          </table:table-cell>
          <table:table-cell table:number-columns-repeated="2"/>
        </table:table-row>
        <table:table-row table:style-name="ro10">
          <table:table-cell table:style-name="ce4"/>
          <table:table-cell table:style-name="ce10" office:value-type="string">
            <text:p>8_ Adaugam 6 produse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Selectam un produs </text:p>
            <text:p>5.Se adauga in cos apasand butonul “Add to cart” <text:s text:c="2"/>6.Apasam pe cosul de cumparaturi aflat in partea din dreapta sus. 7.Produsele sunt <text:s/>adaugat in cos</text:p>
            <text:p/>
          </table:table-cell>
          <table:table-cell office:value-type="string">
            <text:p>1 “Username si parola bune ”</text:p>
            <text:p>2 “Login”</text:p>
            <text:p>3”Add to cart”</text:p>
          </table:table-cell>
          <table:table-cell office:value-type="string">
            <text:p>se adauga 6 produse in cos</text:p>
          </table:table-cell>
          <table:table-cell table:style-name="ce23" office:value-type="string">
            <text:p>6 produse adaugate in cos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9_ Filtrare este des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sortare dupa nume descrescator, de la Z la A, apasand butonul de sus din partea dreapta “Name A to Z” <text:s/></text:p>
            <text:p>3.Sortare realizata</text:p>
            <text:p>4.Produsele se aranjeaza in ordine de la Z la A</text:p>
            <text:p>5. <text:s text:c="2"/></text:p>
            <text:p>6. </text:p>
          </table:table-cell>
          <table:table-cell office:value-type="string">
            <text:p>1.“Name Z to A”</text:p>
            <text:p>2.</text:p>
          </table:table-cell>
          <table:table-cell office:value-type="string">
            <text:p>“Name Z to A”</text:p>
          </table:table-cell>
          <table:table-cell table:style-name="ce34" office:value-type="string">
            <text:p>Produse sortate descrescator <text:s/>dupa nume de la Z la A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0_Filtrare este 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sortare dupa nume crescator, de la A la Z, apasand butonul de sus din partea dreapta “Name A to Z” <text:s/></text:p>
            <text:p>3.Sortare realizata</text:p>
            <text:p>4.Produsele se arajeaza in ordine de la A la Z</text:p>
            <text:p>5. <text:s text:c="2"/></text:p>
            <text:p>6. </text:p>
          </table:table-cell>
          <table:table-cell office:value-type="string">
            <text:p>1.“Name A to Z”</text:p>
            <text:p>2.</text:p>
          </table:table-cell>
          <table:table-cell table:style-name="ce17" office:value-type="string">
            <text:p>“Name A to Z”</text:p>
          </table:table-cell>
          <table:table-cell office:value-type="string">
            <text:p>Produse sortate crescator <text:s/>dupa nume de la A la Z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1_ Filtrare dupa pret 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crescator, de la low la high, apasand butonul de sus din partea dreapta “Price(low to high)” <text:s/></text:span></text:p>
            <text:p>3.Sortare realizata</text:p>
            <text:p><text:span text:style-name="T1">4.Produsele se arajeaza in ordine de la cel mai ieftin la cel mai scump produs</text:span></text:p>
            <text:p><text:span text:style-name="T1">5. <text:s text:c="2"/></text:span></text:p>
            <text:p><text:span text:style-name="T1">6. </text:span></text:p>
          </table:table-cell>
          <table:table-cell office:value-type="string">
            <text:p>1.“Price low to high</text:p>
            <text:p>2.</text:p>
          </table:table-cell>
          <table:table-cell table:style-name="ce17" office:value-type="string">
            <text:p>“Price (low to high)”</text:p>
          </table:table-cell>
          <table:table-cell table:style-name="ce25" office:value-type="string">
            <text:p>Produsele sortate de la cel mai ieftin la cel mai scump</text:p>
          </table:table-cell>
          <table:table-cell table:number-columns-repeated="2"/>
        </table:table-row>
        <table:table-row table:style-name="ro14">
          <table:table-cell/>
          <table:table-cell table:style-name="Default" office:value-type="string">
            <text:p>12_ Filtrare dupa pret des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descrescator, de la high la low, apasand butonul de sus din partea dreapta “Price(high to low)” <text:s/></text:span></text:p>
            <text:p>3.Sortare realizata</text:p>
            <text:p><text:span text:style-name="T1">4.Produsele se arajeaza in ordine de la cel mai ieftin la cel mai scump produs</text:span></text:p>
            <text:p><text:span text:style-name="T1">5. <text:s text:c="2"/></text:span></text:p>
            <text:p><text:span text:style-name="T1">6. </text:span></text:p>
          </table:table-cell>
          <table:table-cell office:value-type="string">
            <text:p>“Price (high to low)</text:p>
          </table:table-cell>
          <table:table-cell table:style-name="ce17" office:value-type="string">
            <text:p>“Price (high to low)”</text:p>
          </table:table-cell>
          <table:table-cell office:value-type="string">
            <text:p>Prudusele sortate de la cel mai scump la cel mai ieftin</text:p>
          </table:table-cell>
          <table:table-cell table:number-columns-repeated="2"/>
        </table:table-row>
        <table:table-row table:style-name="ro25">
          <table:table-cell table:style-name="ce5" office:value-type="string">
            <text:p>Cosul de cumparaturi</text:p>
          </table:table-cell>
          <table:table-cell office:value-type="string">
            <text:p>13_ Vizualizare cos cumparaturi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pe icoana din dreapta sus : “carucior de cumparaturi”</text:span></text:p>
            <text:p><text:span text:style-name="T1">3.Se observa ce si cate cumparaturi se doresc a fi efectuate</text:span></text:p>
            <text:p><text:span text:style-name="T1">4.Se verifica daca produsele selectate pentru a fi cumparate, este si in cosul de cumparaturi</text:span></text:p>
            <text:p><text:span text:style-name="T1">5.</text:span></text:p>
          </table:table-cell>
          <table:table-cell office:value-type="string">
            <text:p>1.Add to cart</text:p>
            <text:p>2.Se apasa pe carucior pentru a vizualiza cumparaturile ce se doresc a se face</text:p>
          </table:table-cell>
          <table:table-cell office:value-type="string">
            <text:p>Vizualizarea cumparaturilor</text:p>
          </table:table-cell>
          <table:table-cell table:style-name="ce22" office:value-type="string">
            <text:p>Cosul de cumparaturi este vizualizat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4_ Scoaterea din cos al unui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un produs si adauga in cos apasand pe butonul <text:s/>“Add to cart”</text:p>
            <text:p>3.Pentru al scoate din cos, se apasa butonul “Remove” aflat langa pretul produsului</text:p>
            <text:p>4.</text:p>
            <text:p>5. <text:s/></text:p>
          </table:table-cell>
          <table:table-cell office:value-type="string">
            <text:p>“Remove”</text:p>
          </table:table-cell>
          <table:table-cell office:value-type="string">
            <text:p>Produsul e scos din cos</text:p>
          </table:table-cell>
          <table:table-cell office:value-type="string">
            <text:p>Produs scos din cosul de cumparaturi</text:p>
          </table:table-cell>
          <table:table-cell table:number-columns-repeated="2"/>
        </table:table-row>
        <table:table-row table:style-name="ro26">
          <table:table-cell/>
          <table:table-cell office:value-type="string">
            <text:p>15_ Adaugare produse in caruciorul de cumparaturi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pe icoana “Add to cart” pentru fiecare produs ce se doreste a fi cumparat</text:span></text:p>
            <text:p><text:span text:style-name="T1">3.Se selecteaza cosul de cumparaturi</text:span></text:p>
            <text:p><text:span text:style-name="T1">4.</text:span></text:p>
            <text:p><text:span text:style-name="T1">5.</text:span></text:p>
            <text:p><text:span text:style-name="T1">6.</text:span></text:p>
          </table:table-cell>
          <table:table-cell office:value-type="string">
            <text:p>1.Add to cart</text:p>
            <text:p>2.Se apasa icoana “Add to cart” pentru fiecare produs in parte</text:p>
          </table:table-cell>
          <table:table-cell office:value-type="string">
            <text:p>Podusul este adaugat in cos</text:p>
          </table:table-cell>
          <table:table-cell office:value-type="string">
            <text:p>Produs adaugat in cosul de cumparaturi</text:p>
          </table:table-cell>
          <table:table-cell table:number-columns-repeated="2"/>
        </table:table-row>
        <table:table-row table:style-name="ro27">
          <table:table-cell table:style-name="ce6" office:value-type="string">
            <text:p>Check out</text:p>
          </table:table-cell>
          <table:table-cell office:value-type="string">
            <text:p>16_ Realizarea operatiunii de check out cu 3 produse cumparate</text:p>
          </table:table-cell>
          <table:table-cell office:value-type="string">
            <text:p>P1</text:p>
          </table:table-cell>
          <table:table-cell table:style-name="ce14" office:value-type="string">
            <text:p><text:span text:style-name="T4">1.</text:span></text:p>
            <text:p><text:span text:style-name="T4">2.</text:span></text:p>
            <text:p><text:span text:style-name="T4">3.</text:span></text:p>
            <text:p><text:span text:style-name="T4">4.</text:span></text:p>
            <text:p><text:span text:style-name="T4">5.</text:span></text:p>
            <text:p><text:span text:style-name="T4">6.</text:span></text:p>
            <text:p><text:span text:style-name="T4">7.</text:span></text:p>
            <text:p><text:span text:style-name="T4">8.</text:span></text:p>
            <text:p><text:span text:style-name="T4">9.</text:span></text:p>
            <text:p><text:span text:style-name="T4">10.</text:span></text:p>
          </table:table-cell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casutele cu nume, prenume si codul postal</text:span></text:p>
            <text:p><text:span text:style-name="T1">6.Se apasa pe “Continue” </text:span><text:s text:c="2"/></text:p>
            <text:p>7. <text:span text:style-name="T1">Se finalizeaza cumparaturile “Finish”</text:span>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prenume,nume, si cod postal)</text:span></text:p>
            <text:p><text:span text:style-name="T6">3. Se apasa pe “Continue”</text:span></text:p>
            <text:p><text:span text:style-name="T6">4.Cosul cuprinde 3 produse, se apasa pe “Finish”</text:span></text:p>
            <text:p><text:span text:style-name="T6">5.Se revine la pagina principala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Se iese din cosul de cumparaturi dupa finalizarea cumparaturilor si validarea clientului</text:p>
          </table:table-cell>
          <table:table-cell office:value-type="string">
            <text:p>Iesirea din cosul de cumparaturi realizata</text:p>
          </table:table-cell>
          <table:table-cell table:number-columns-repeated="2"/>
        </table:table-row>
        <table:table-row table:style-name="ro18">
          <table:table-cell table:style-name="ce6"/>
          <table:table-cell office:value-type="string">
            <text:p>17_Realizarea operatiunii de check out cu un produs cumparat – prenume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nume si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doar nume, si cod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First Name is required – nu se pot continua pasii de urmat</text:p>
          </table:table-cell>
          <table:table-cell table:number-columns-repeated="2"/>
        </table:table-row>
        <table:table-row table:style-name="ro28">
          <table:table-cell table:style-name="ce6"/>
          <table:table-cell office:value-type="string">
            <text:p>18_Realizarea operatiunii de check out cu un produs cumparat – nume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prenumele si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doar prenume si cod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 Last name is required – nu s pot continua pasii de urmat</text:p>
          </table:table-cell>
          <table:table-cell table:number-columns-repeated="2"/>
        </table:table-row>
        <table:table-row table:style-name="ro28">
          <table:table-cell table:style-name="ce6"/>
          <table:table-cell office:value-type="string">
            <text:p>19_Realizarea operatiunii de check out cu un produs cumparat – cod postal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prenumele si numele fara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lipseste codul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 Postal code is required – nu se pot continua pasii de urmat</text:p>
          </table:table-cell>
          <table:table-cell table:number-columns-repeated="2"/>
        </table:table-row>
        <table:table-row table:style-name="ro23">
          <table:table-cell table:style-name="ce6"/>
          <table:table-cell office:value-type="string">
            <text:p>20_ Realizarea operatiunii de check out cu un produs cumparat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</text:span><text:span text:style-name="T8">adauga un produs</text:span></text:p>
            <text:p><text:span text:style-name="T1">3.Pentru a finaliza cumparatura se apasa pe “Checkout”</text:span></text:p>
            <text:p><text:span text:style-name="T1">4.Se completeaza casutele cu nume, prenume si codul postal</text:span></text:p>
            <text:p><text:span text:style-name="T1">5.Se apasa pe “Continue” </text:span><text:s text:c="2"/></text:p>
            <text:p>6. <text:span text:style-name="T1">Se finalizeaza cumparaturile “Finish”</text:span>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prenume, nume si codul postal)</text:span></text:p>
            <text:p><text:span text:style-name="T6">3. Se apasa pe “Continue”</text:span></text:p>
            <text:p><text:span text:style-name="T6">4.In cos este un produs, se apasa “Finish”</text:span></text:p>
            <text:p><text:span text:style-name="T6">5.Se revine la pagina principala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Se iese din cosul de cumparaturi dupa finalizarea cumparaturilor</text:p>
          </table:table-cell>
          <table:table-cell office:value-type="string">
            <text:p>Iesirea din cosul de cumparaturi realizata</text:p>
          </table:table-cell>
          <table:table-cell table:number-columns-repeated="2"/>
        </table:table-row>
        <table:table-row table:style-name="ro22">
          <table:table-cell table:style-name="ce7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descrescator, de la A la Z, apasand butonul de sus din partea dreapta “Name A to Z” <text:s/></text:span></text:p>
            <text:p><text:span text:style-name="T1">3.Sortare realizata</text:span></text:p>
            <text:p><text:span text:style-name="T1">4.</text:span></text:p>
            <text:p><text:span text:style-name="T1">5. <text:s text:c="2"/></text:span></text:p>
            <text:p><text:span text:style-name="T1">6. </text:span></text:p>
            <text:p><text:span text:style-name="T1">7. </text:span></text:p>
            <text:p><text:span text:style-name="T1">8.</text:span></text:p>
          </table:table-cell>
          <table:table-cell table:style-name="ce7" office:value-type="string">
            <text:p>Fi atent la cazurile First name sau last name absente , spre eroare <text:s text:c="2"/>Error: First Name is required sau Error: Last Name is required</text:p>
          </table:table-cell>
          <table:table-cell table:style-name="Default"/>
          <table:table-cell table:number-columns-repeated="2"/>
          <table:table-cell table:style-name="ce14"/>
          <table:table-cell table:style-name="Default"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8">06/08/2025</text:date>, <text:time>13:0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rin Giula</meta:initial-creator>
    <meta:creation-date>2025-05-05T09:53:15.51</meta:creation-date>
    <dc:date>2025-06-08T13:00:46.76</dc:date>
    <dc:creator>Sorin  Giula </dc:creator>
    <meta:editing-duration>P11DT10H4M27S</meta:editing-duration>
    <meta:editing-cycles>16</meta:editing-cycles>
    <meta:generator>OpenOffice/4.1.15$Win32 OpenOffice.org_project/4115m2$Build-9813</meta:generator>
    <meta:document-statistic meta:table-count="3" meta:cell-count="247" meta:object-count="0"/>
  </office:meta>
</office:document-meta>
</file>